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357e" officeooo:paragraph-rsid="0011357e"/>
    </style:style>
    <style:style style:name="P2" style:family="paragraph" style:parent-style-name="Standard">
      <style:text-properties officeooo:rsid="001c5855" officeooo:paragraph-rsid="001c5855"/>
    </style:style>
    <style:style style:name="P3" style:family="paragraph" style:parent-style-name="Standard">
      <style:text-properties officeooo:rsid="001eb009" officeooo:paragraph-rsid="001eb009"/>
    </style:style>
    <style:style style:name="P4" style:family="paragraph" style:parent-style-name="Standard" style:list-style-name="L1">
      <style:text-properties officeooo:rsid="0011357e" officeooo:paragraph-rsid="0011357e"/>
    </style:style>
    <style:style style:name="P5" style:family="paragraph" style:parent-style-name="Standard" style:list-style-name="L1">
      <style:text-properties officeooo:rsid="0013f819" officeooo:paragraph-rsid="0013f819"/>
    </style:style>
    <style:style style:name="P6" style:family="paragraph" style:parent-style-name="Standard" style:list-style-name="L1">
      <style:text-properties officeooo:rsid="001b1071" officeooo:paragraph-rsid="001b1071"/>
    </style:style>
    <style:style style:name="P7" style:family="paragraph" style:parent-style-name="Standard" style:list-style-name="L1">
      <style:text-properties officeooo:rsid="00153511" officeooo:paragraph-rsid="00153511"/>
    </style:style>
    <style:style style:name="P8" style:family="paragraph" style:parent-style-name="Standard" style:list-style-name="L1">
      <style:text-properties officeooo:rsid="0015c393" officeooo:paragraph-rsid="0015c393"/>
    </style:style>
    <style:style style:name="P9" style:family="paragraph" style:parent-style-name="Standard" style:list-style-name="L1">
      <style:text-properties officeooo:rsid="001833c1" officeooo:paragraph-rsid="001833c1"/>
    </style:style>
    <style:style style:name="P10" style:family="paragraph" style:parent-style-name="Standard" style:list-style-name="L1">
      <style:text-properties officeooo:rsid="001b92fe" officeooo:paragraph-rsid="001b92fe"/>
    </style:style>
    <style:style style:name="P11" style:family="paragraph" style:parent-style-name="Standard" style:list-style-name="L1">
      <style:text-properties officeooo:rsid="001c5855" officeooo:paragraph-rsid="001c5855"/>
    </style:style>
    <style:style style:name="P12" style:family="paragraph" style:parent-style-name="Standard" style:list-style-name="L2">
      <style:text-properties officeooo:rsid="001eb009" officeooo:paragraph-rsid="001eb009"/>
    </style:style>
    <style:style style:name="P13" style:family="paragraph" style:parent-style-name="Standard">
      <style:text-properties officeooo:rsid="001eb009" officeooo:paragraph-rsid="001eb009"/>
    </style:style>
    <style:style style:name="P14" style:family="paragraph" style:parent-style-name="Standard">
      <style:text-properties officeooo:rsid="0021e48c" officeooo:paragraph-rsid="0021e48c"/>
    </style:style>
    <style:style style:name="P15" style:family="paragraph" style:parent-style-name="Standard" style:list-style-name="L4">
      <style:text-properties officeooo:rsid="002208ec" officeooo:paragraph-rsid="002208ec"/>
    </style:style>
    <style:style style:name="P16" style:family="paragraph" style:parent-style-name="Standard" style:list-style-name="L4">
      <style:text-properties officeooo:rsid="0023d817" officeooo:paragraph-rsid="0023d817"/>
    </style:style>
    <style:style style:name="P17" style:family="paragraph" style:parent-style-name="Standard" style:list-style-name="L4">
      <style:text-properties officeooo:rsid="0023e291" officeooo:paragraph-rsid="0023e291"/>
    </style:style>
    <style:style style:name="T1" style:family="text">
      <style:text-properties officeooo:rsid="001b1071"/>
    </style:style>
    <style:style style:name="T2" style:family="text">
      <style:text-properties officeooo:rsid="001f1868"/>
    </style:style>
    <style:style style:name="T3" style:family="text">
      <style:text-properties officeooo:rsid="0020c16b"/>
    </style:style>
    <style:style style:name="T4" style:family="text">
      <style:text-properties officeooo:rsid="0021e48c"/>
    </style:style>
    <style:style style:name="T5" style:family="text">
      <style:text-properties officeooo:rsid="0023d81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просы к консультации:</text:p>
      <text:list xml:id="list760550753" text:style-name="L1">
        <text:list-item>
          <text:p text:style-name="P4">Можно ли перемерить размеры лампы?</text:p>
        </text:list-item>
        <text:list-item>
          <text:p text:style-name="P4">Стоит ли упоминать про теорию Ленгмюра в работе?</text:p>
        </text:list-item>
        <text:list-item>
          <text:p text:style-name="P5">Что могут спросить в работе?</text:p>
        </text:list-item>
        <text:list-item>
          <text:p text:style-name="P5">Что такое w в формулах? Какой физический смысл она имеет? <text:span text:style-name="T1">Можно ли его как-то оценить? </text:span>(Не нашел учебник Вяхирева)</text:p>
        </text:list-item>
        <text:list-item>
          <text:p text:style-name="P6">Тоже самое про tau_0</text:p>
        </text:list-item>
        <text:list-item>
          <text:p text:style-name="P7">Какова по порядку должна быть скорость откачки?</text:p>
        </text:list-item>
        <text:list-item>
          <text:p text:style-name="P8">О чем вопрос номер 7?</text:p>
        </text:list-item>
        <text:list-item>
          <text:p text:style-name="P9">Вопрос про потенциал в коллекторе: какие есть нюансы по поводу</text:p>
        </text:list-item>
        <text:list-item>
          <text:p text:style-name="P9">Химический потенциал при адсорбции</text:p>
        </text:list-item>
        <text:list-item>
          <text:p text:style-name="P6">Как быстро устанавливается равновесие?</text:p>
        </text:list-item>
        <text:list-item>
          <text:p text:style-name="P10">Как лучше оформить работу? Презентацию?</text:p>
        </text:list-item>
        <text:list-item>
          <text:p text:style-name="P11">Поток адсорбции определяется молекулярной компонентой</text:p>
        </text:list-item>
      </text:list>
      <text:p text:style-name="P2"/>
      <text:p text:style-name="P2"/>
      <text:p text:style-name="P3">Важные темы:</text:p>
      <text:list xml:id="list1101205303" text:style-name="L2">
        <text:list-item>
          <text:p text:style-name="P12">Датчики мы подключаем к колбе. Почему коллектор не должен нагреваться?</text:p>
        </text:list-item>
      </text:list>
      <text:p text:style-name="P3"/>
      <text:p text:style-name="P3"><text:tab/><text:span text:style-name="T2">Толщина колбы 1мм</text:span></text:p>
      <text:p text:style-name="P3"><text:tab/><text:span text:style-name="T2">постоянная времени температуропроводности стекла 2 с</text:span></text:p>
      <text:p text:style-name="P3"/>
      <text:p text:style-name="P3"><text:tab/><text:span text:style-name="T2">На участке высокой температуры возможно меняется tau</text:span></text:p>
      <text:p text:style-name="P3"/>
      <text:p text:style-name="P3"><text:tab/><text:span text:style-name="T3">Эффект Франца-Кэлдиша</text:span></text:p>
      <text:p text:style-name="P3"/>
      <text:p text:style-name="P3"><text:tab/><text:span text:style-name="T4">Распределение потенциала в лампе</text:span></text:p>
      <text:p text:style-name="P3"/>
      <text:p text:style-name="P3"><text:tab/><text:span text:style-name="T4">Расписать потоки нейтральных атомов, адсорбции, десорбции</text:span></text:p>
      <text:p text:style-name="P3"/>
      <text:p text:style-name="P3"><text:tab/><text:span text:style-name="T5">Шешен Молекулярная физика</text:span></text:p>
      <text:p text:style-name="P3"/>
      <text:p text:style-name="P3"/>
      <text:p text:style-name="P3"/>
      <text:p text:style-name="P3"/>
      <text:p text:style-name="P3"/>
      <text:p text:style-name="P3"/>
      <text:p text:style-name="P14">План презентации:</text:p>
      <text:list xml:id="list3134071303" text:style-name="L4">
        <text:list-item>
          <text:p text:style-name="P15">Цель работы</text:p>
        </text:list-item>
        <text:list-item>
          <text:p text:style-name="P15">Принцип работы ионизационной лампы</text:p>
        </text:list-item>
        <text:list-item>
          <text:p text:style-name="P15">Описание потоков адсорбирующихся и десорбирующихся молекул. <text:span text:style-name="T5">Оценка энергии абдсорбции</text:span></text:p>
        </text:list-item>
        <text:list-item>
          <text:p text:style-name="P15">Описание опыта</text:p>
        </text:list-item>
        <text:list-item>
          <text:p text:style-name="P15">График логарифма тока от обратной температуры. Экспоненциальная зависимость =&gt; активационный процесс</text:p>
        </text:list-item>
        <text:list-item>
          <text:p text:style-name="P16">Оценка абсорбции </text:p>
        </text:list-item>
        <text:list-item>
          <text:p text:style-name="P17">Оценка степени заполнения коллектора</text:p>
        </text:list-item>
        <text:list-item>
          <text:p text:style-name="P17">Обоснование мономолекулярности слоя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31" meta:word-count="187" meta:character-count="1276" meta:non-whitespace-character-count="1133"/>
  </office:meta>
</office:document-meta>
</file>